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7b51" officeooo:paragraph-rsid="00197b51"/>
    </style:style>
    <style:style style:name="P2" style:family="paragraph" style:parent-style-name="Standard">
      <style:text-properties officeooo:rsid="00197b51" officeooo:paragraph-rsid="001a81d7"/>
    </style:style>
    <style:style style:name="P3" style:family="paragraph" style:parent-style-name="Standard">
      <style:text-properties style:text-underline-style="solid" style:text-underline-width="auto" style:text-underline-color="font-color" officeooo:rsid="001bbcfa" officeooo:paragraph-rsid="001bbcfa"/>
    </style:style>
    <style:style style:name="P4" style:family="paragraph" style:parent-style-name="Standard">
      <style:text-properties style:text-underline-style="solid" style:text-underline-width="auto" style:text-underline-color="font-color" officeooo:rsid="001e9934" officeooo:paragraph-rsid="001e9934"/>
    </style:style>
    <style:style style:name="P5" style:family="paragraph" style:parent-style-name="Standard">
      <style:text-properties style:text-underline-style="solid" style:text-underline-width="auto" style:text-underline-color="font-color" officeooo:rsid="00201f6a" officeooo:paragraph-rsid="00201f6a"/>
    </style:style>
    <style:style style:name="P6" style:family="paragraph" style:parent-style-name="Standard">
      <style:text-properties style:text-underline-style="solid" style:text-underline-width="auto" style:text-underline-color="font-color" officeooo:rsid="002145b9" officeooo:paragraph-rsid="002145b9"/>
    </style:style>
    <style:style style:name="P7" style:family="paragraph" style:parent-style-name="Standard">
      <style:text-properties style:text-underline-style="solid" style:text-underline-width="auto" style:text-underline-color="font-color" officeooo:rsid="002262db" officeooo:paragraph-rsid="002262db"/>
    </style:style>
    <style:style style:name="P8" style:family="paragraph" style:parent-style-name="Standard">
      <style:text-properties style:text-underline-style="solid" style:text-underline-width="auto" style:text-underline-color="font-color" officeooo:rsid="002432d8" officeooo:paragraph-rsid="002432d8"/>
    </style:style>
    <style:style style:name="P9" style:family="paragraph" style:parent-style-name="Standard">
      <style:text-properties style:text-underline-style="solid" style:text-underline-width="auto" style:text-underline-color="font-color" officeooo:rsid="0025b7b4" officeooo:paragraph-rsid="0025b7b4"/>
    </style:style>
    <style:style style:name="P10" style:family="paragraph" style:parent-style-name="Standard">
      <style:text-properties style:text-underline-style="none" officeooo:rsid="001bbcfa" officeooo:paragraph-rsid="001bbcfa"/>
    </style:style>
    <style:style style:name="P11" style:family="paragraph" style:parent-style-name="Standard">
      <style:text-properties style:text-underline-style="none" officeooo:rsid="001e9934" officeooo:paragraph-rsid="001e9934"/>
    </style:style>
    <style:style style:name="P12" style:family="paragraph" style:parent-style-name="Standard">
      <style:text-properties style:text-underline-style="none" officeooo:rsid="00201f6a" officeooo:paragraph-rsid="00201f6a"/>
    </style:style>
    <style:style style:name="P13" style:family="paragraph" style:parent-style-name="Standard">
      <style:text-properties style:text-underline-style="none" officeooo:rsid="002145b9" officeooo:paragraph-rsid="002145b9"/>
    </style:style>
    <style:style style:name="P14" style:family="paragraph" style:parent-style-name="Standard">
      <style:text-properties style:text-underline-style="none" officeooo:rsid="002432d8" officeooo:paragraph-rsid="002432d8"/>
    </style:style>
    <style:style style:name="P15" style:family="paragraph" style:parent-style-name="Standard">
      <style:text-properties style:text-underline-style="none" officeooo:rsid="0025b7b4" officeooo:paragraph-rsid="0025b7b4"/>
    </style:style>
    <style:style style:name="P16" style:family="paragraph" style:parent-style-name="Standard">
      <style:text-properties officeooo:rsid="001a81d7" officeooo:paragraph-rsid="001a81d7"/>
    </style:style>
    <style:style style:name="P17" style:family="paragraph" style:parent-style-name="Standard">
      <style:text-properties style:text-underline-style="none" officeooo:rsid="00201f6a" officeooo:paragraph-rsid="00201f6a"/>
    </style:style>
    <style:style style:name="T1" style:family="text">
      <style:text-properties officeooo:rsid="001a81d7"/>
    </style:style>
    <style:style style:name="T2" style:family="text">
      <style:text-properties officeooo:rsid="001b6170"/>
    </style:style>
    <style:style style:name="T3" style:family="text">
      <style:text-properties style:text-underline-style="solid" style:text-underline-width="auto" style:text-underline-color="font-color"/>
    </style:style>
    <style:style style:name="T4" style:family="text">
      <style:text-properties officeooo:rsid="001d2bb5"/>
    </style:style>
    <style:style style:name="T5" style:family="text">
      <style:text-properties officeooo:rsid="001e4c77"/>
    </style:style>
    <style:style style:name="T6" style:family="text">
      <style:text-properties officeooo:rsid="00201f6a"/>
    </style:style>
    <style:style style:name="T7" style:family="text">
      <style:text-properties officeooo:rsid="002145b9"/>
    </style:style>
    <style:style style:name="T8" style:family="text">
      <style:text-properties officeooo:rsid="002262db"/>
    </style:style>
    <style:style style:name="T9" style:family="text">
      <style:text-properties officeooo:rsid="002432d8"/>
    </style:style>
    <style:style style:name="T10" style:family="text">
      <style:text-properties officeooo:rsid="0026b426"/>
    </style:style>
    <style:style style:name="T11" style:family="text">
      <style:text-properties officeooo:rsid="002c6a7f"/>
    </style:style>
    <style:style style:name="T12" style:family="text">
      <style:text-properties officeooo:rsid="002c96db"/>
    </style:style>
    <style:style style:name="T13" style:family="text">
      <style:text-properties officeooo:rsid="002da7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Procedimiento de control de cambios:</text:span> </text:p>
      <text:p text:style-name="P1"/>
      <text:p text:style-name="P1"><text:tab/>Al nivel mas basico, el control de cambios cambia los requerimientos y el codigo fuente. El control de cambios es la practica de evaluar, controlar, y aprobar los cambios importante durante el proyecto y asegurarse que todos los stakeholders <text:span text:style-name="T10">sean</text:span> conscientes de los cambios que los afectan.</text:p>
      <text:p text:style-name="P1"/>
      <text:p text:style-name="P1">Pasos en el control de cambios:</text:p>
      <text:p text:style-name="P1"/>
      <text:p text:style-name="P1">1) El desarrollo inicial de un producto se realiza sin control de cambios, durante este periodo los cambios pueden realizarse libremente.</text:p>
      <text:p text:style-name="P1"/>
      <text:p text:style-name="P1">2) El producto es sujeto a una revision tecnica la cual determina si el desarrollo inicial esta completo o no.</text:p>
      <text:p text:style-name="P1"/>
      <text:p text:style-name="P2">3) Una vez terminado el desarrollo inicial, el producto es presentado en un “<text:span text:style-name="T7">Consejo de cambios</text:span>”.</text:p>
      <text:p text:style-name="P2"/>
      <text:p text:style-name="P16">4) El producto es colocado en una “Revision de control”.</text:p>
      <text:p text:style-name="P2"/>
      <text:p text:style-name="P16">5) Futuros cambios son tratados sistematicamente:</text:p>
      <text:p text:style-name="P2"><text:tab/><text:span text:style-name="T1">a. Propuestas de cambios, el cual describe le producto en cuestion y el impacto del cambio</text:span></text:p>
      <text:p text:style-name="P2"><text:tab/><text:span text:style-name="T1">b. El consejo de cambios identifica las partes que pueden verse afectadas por el cambio.</text:span></text:p>
      <text:p text:style-name="P16"><text:tab/>c. Cada parte interesada evalua los costos y beneficios del cambio propuesto desde su punto de vista.</text:p>
      <text:p text:style-name="P2"><text:tab/><text:span text:style-name="T2">d. Los miembros del consejo de cambios evaluan si aceptan, rechazan o dejan para mas adelante la propuesta de cambio</text:span></text:p>
      <text:p text:style-name="P2"><text:tab/><text:span text:style-name="T2">e. El consejo de cambios notifica a todas las partes involucradas como fue resuelta la propuesta de cambio.</text:span></text:p>
      <text:p text:style-name="P2"/>
      <text:p text:style-name="P2"/>
      <text:p text:style-name="P3">Beneficios del control de cambios:</text:p>
      <text:p text:style-name="P3"/>
      <text:p text:style-name="P10"><text:tab/>El principal beneficio es que proteje al proyecto de cambios innecesarios asegurando que las propuestas de cambio son consideradas sistematicamente. El desarrollo de tareas innecesarias es tradicionalmente uno de los riesgos mas serios por el incremento en la complejidad, desestabilización en el diseño y el código, y el incremento de los costos y los tiempos. </text:p>
      <text:p text:style-name="P10"/>
      <text:p text:style-name="P10"><text:tab/>El control de cambios mejora la calidad de las decisiones tomadas sobre el software asegurandose que todas las partes interesadas están involucradas en éstas decisiones.</text:p>
      <text:p text:style-name="P10"/>
      <text:p text:style-name="P10"><text:tab/><text:span text:style-name="T4">El control de cambios combate “mushy milestones”. Es uno de los riesgos mas sutiles en el desarrollo de un proyecto que el equipo llegue a un “milestone” sin la documentación completa debido a retrasos no previstos y muchas veces no es posible retrasar la fecha.</text:span></text:p>
      <text:p text:style-name="P10"/>
      <text:p text:style-name="P10"><text:tab/><text:span text:style-name="T4">Bajo el proceso de control de cambios, la arquitectura debe ser revisada y puesta bajo el control de cambios antes de ser considerada completa.</text:span></text:p>
      <text:p text:style-name="P10"><text:tab/></text:p>
      <text:p text:style-name="P10"><text:tab/><text:span text:style-name="T5">Basicamente, el control de cambios incrementa la responsabilidad. Las partes interesadas tienen firmar sus productos antes del “baseline”. Las personas que proponen cambios a la linea de base tienen que justificar porque quieren los cambios así como también las que no quieren que se haga dicho cambio.</text:span></text:p>
      <text:p text:style-name="P10"/>
      <text:p text:style-name="P10"/>
      <text:p text:style-name="P4"><text:soft-page-break/>Beneficios del control de revisión automático</text:p>
      <text:p text:style-name="P4"/>
      <text:p text:style-name="P11"><text:tab/>Un beneficio corolario del control de cambios es el versionado. Revisiones automatizadas permiten a los miembros de un proyecto a que facilmente puedan volver a cualquier version anterior cuando lo deseen, <text:span text:style-name="T6">tambien permite que estén disponibles todos los documentos que se hayan escrito. La mayoria de programas de revision de control incluso brindan estadisticas sobre la cantidad de lineas de codigo que fueron agregadas, modificadas o borradas y por quien.</text:span></text:p>
      <text:p text:style-name="P11"/>
      <text:p text:style-name="P5">Problemas comunes del control de cambios</text:p>
      <text:p text:style-name="P5"/>
      <text:p text:style-name="P12">El <text:span text:style-name="T7">consejo</text:span> de control de cambios considera los siguientes factores cuando se decide como resolver un cambio:</text:p>
      <text:p text:style-name="P12"/>
      <text:p text:style-name="P12">. Cual es el beneficio del cambio ?</text:p>
      <text:p text:style-name="P12">. Como afectará el cambio al costo del producto ?</text:p>
      <text:p text:style-name="P12">. Como afectará el cambio al schedule del producto ?</text:p>
      <text:p text:style-name="P12">. Como afectará el cambio <text:span text:style-name="T11">a </text:span>la calidad del producto ?</text:p>
      <text:p text:style-name="P12">. Como afectará el cambio <text:span text:style-name="T11">a </text:span>la asignación de recursos ?</text:p>
      <text:p text:style-name="P12">. El cambio hará que el producto sea entregado mas tarde ?</text:p>
      <text:p text:style-name="P12">. El cambio puede generar una desestabilizacion ?</text:p>
      <text:p text:style-name="P12"/>
      <text:p text:style-name="P12">El <text:span text:style-name="T7">consejo</text:span> de cambios puede aprobar cambios en cualquier momento del proyecto pero generalmente se trata de limitar la cantidad de veces que el personal pide evaluar el impacto de un cambio. En la etapa inicial de un proyecto los cambios pueden ser considerados inmediatamente, pero a medida que avanza el proyecto, <text:s/>el equipo no debe estar sujeto a continuos pedidos de cambios.</text:p>
      <text:p text:style-name="P12"/>
      <text:p text:style-name="P6">Como manejar pequeños cambios</text:p>
      <text:p text:style-name="P6"/>
      <text:p text:style-name="P13">El consejo de cambios debería usar el sentido comun sobre el manejo de cambios, muchas veces un cambio menor puede resolver problemas criticos, por ejemplo si un cambio arregla errores que rompen el sistema o realizan mal un calculo deberian tener prioridad a la hora de ser tratados.</text:p>
      <text:p text:style-name="P13"/>
      <text:p text:style-name="P7">Que “<text:span text:style-name="T12">Work Products”</text:span> poner bajo el control de cambios</text:p>
      <text:p text:style-name="P13"/>
      <text:p text:style-name="P13">. <text:span text:style-name="T8">Plan de control de cambios.</text:span></text:p>
      <text:p text:style-name="P13">. <text:span text:style-name="T8">Propuestas de cambios.</text:span></text:p>
      <text:p text:style-name="P13">. <text:span text:style-name="T8">Vision statement</text:span></text:p>
      <text:p text:style-name="P13">. <text:span text:style-name="T8">Top 10 Riesgos</text:span></text:p>
      <text:p text:style-name="P13">. <text:span text:style-name="T8">Plan de desarrollo de software, incluyendo los costos y el tiempo estimado</text:span></text:p>
      <text:p text:style-name="P13">. <text:span text:style-name="T8">Prototipo de interface de usuario</text:span></text:p>
      <text:p text:style-name="P13">. <text:span text:style-name="T8">Guia de interface de usuario</text:span></text:p>
      <text:p text:style-name="P13">. <text:span text:style-name="T8">Manual de usuario</text:span></text:p>
      <text:p text:style-name="P13">. <text:span text:style-name="T8">Plan de seguro de calidad</text:span></text:p>
      <text:p text:style-name="P13">. <text:span text:style-name="T8">Arquitectura de software</text:span></text:p>
      <text:p text:style-name="P13">. <text:span text:style-name="T8">Procedimiento de integracion de software</text:span></text:p>
      <text:p text:style-name="P13">. <text:span text:style-name="T9">Plan de entrega por etapas</text:span></text:p>
      <text:p text:style-name="P13">. <text:span text:style-name="T9">Plan por etapas individual, incluyendo las “milestones schedules”</text:span></text:p>
      <text:p text:style-name="P13">. <text:span text:style-name="T9">Codificacion estandar</text:span></text:p>
      <text:p text:style-name="P13">. <text:span text:style-name="T9">Tests</text:span></text:p>
      <text:p text:style-name="P13">. <text:span text:style-name="T9">Codigo fuente</text:span></text:p>
      <text:p text:style-name="P13">. <text:span text:style-name="T9">Media incorporada en el producto, incuyendo graficos, sonido, video, etc.</text:span></text:p>
      <text:p text:style-name="P13"><text:soft-page-break/>. <text:span text:style-name="T9">Software Build instructions</text:span></text:p>
      <text:p text:style-name="P13">. <text:span text:style-name="T9">Documento detallado de diseño para cada etapa</text:span></text:p>
      <text:p text:style-name="P13">.<text:span text:style-name="T9"> Plan de construccion de software para cada etapa</text:span></text:p>
      <text:p text:style-name="P13">. <text:span text:style-name="T9">Instalacion del programa</text:span></text:p>
      <text:p text:style-name="P13">. <text:span text:style-name="T9">Deploy Document</text:span></text:p>
      <text:p text:style-name="P13">. <text:span text:style-name="T9">Release checklist</text:span></text:p>
      <text:p text:style-name="P13">. <text:span text:style-name="T9">Release sign-off form</text:span></text:p>
      <text:p text:style-name="P13">. <text:span text:style-name="T9">Logs</text:span></text:p>
      <text:p text:style-name="P13">. <text:span text:style-name="T9">Software Project history document</text:span></text:p>
      <text:p text:style-name="P13"/>
      <text:p text:style-name="P14">La creación de una lista como ésta es trabajo extra sin duda, pero no hay manera de proveer visibilidad, reduccion de riesgos, y control del proyecto sin crear y controlar productos de ésta manera. La primera vez que se haga esto va a significar muchisimo trabajo, pero a medida que se vaya haciendo en todos los proyectos cada vez va a ir siendo mas sencillo y hasta se<text:span text:style-name="T13">ra considerado</text:span> fundamental.</text:p>
      <text:p text:style-name="P14"/>
      <text:p text:style-name="P8">Compromiso con el control de cambios</text:p>
      <text:p text:style-name="P8"/>
      <text:p text:style-name="P14">Para que funcione el control de cambios, el proyecto y la organización deben estar comprometidos al control de cambios. Éste compromiso debe llevarse a cabo en varios niveles.</text:p>
      <text:p text:style-name="P15">Las actividades de control de cambios del software debe ser planeada, cada miembro debe pasar tiempo evaluando el cambio propuesto, ciertos miembros también deben ir a reuniones del consejo de cambios. La organización debe aceptar las decisiones del consejo de cambios en todos los niveles. </text:p>
      <text:p text:style-name="P8"/>
      <text:p text:style-name="P9">Survival Check</text:p>
      <text:p text:style-name="P9"/>
      <text:p text:style-name="P15">. El proyecto tiene un consejo de cambios</text:p>
      <text:p text:style-name="P15"><text:tab/>- Las decisiones del consejo de cambios pueden ser revertidas por la gestion, marketing o el cliente</text:p>
      <text:p text:style-name="P15"/>
      <text:p text:style-name="P15">. El proyecto tiene un plan de control de cambios aprobado</text:p>
      <text:p text:style-name="P15"><text:tab/>- A los miembros del proyecto no se les da suficiente tiempo para llevar a cabo el plan</text:p>
      <text:p text:style-name="P15"><text:tab/>- Work Products no son puestos bajo el control de cambios</text:p>
      <text:p text:style-name="P15"/>
      <text:p text:style-name="P15">. Las propuestas de cambio son evaluadas por todas las partes interesadas del proyecto antes de ser resueltas.</text:p>
      <text:p text:style-name="P15"/>
      <text:p text:style-name="P15">. El consejo de cambios notifica a las partes interesadas como es resuelta cada propuesta de cambio.</text:p>
      <text:p text:style-name="P15"/>
      <text:p text:style-name="P15">. El consejo de cambios tiene a los miembros del proyecto evaluando los cambios en lotes para que no esten distraidos con un bombardeo constante de pedidos de camb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8T18:38:27.198716387</meta:creation-date>
    <dc:date>2015-06-28T22:33:25.064446631</dc:date>
    <meta:editing-duration>PT3H38M40S</meta:editing-duration>
    <meta:editing-cycles>10</meta:editing-cycles>
    <meta:generator>LibreOffice/4.2.7.2$Linux_X86_64 LibreOffice_project/420m0$Build-2</meta:generator>
    <meta:document-statistic meta:table-count="0" meta:image-count="0" meta:object-count="0" meta:page-count="3" meta:paragraph-count="74" meta:word-count="1129" meta:character-count="6785" meta:non-whitespace-character-count="5709"/>
  </office:meta>
</office:document-meta>
</file>